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WSETA Development Test</text:title></text:p>
      <text:p text:style-name="OrgTitle"/>
      <text:p text:style-name="OrgSubtitle"><text:initial-creator>HWSETA</text:initial-creator></text:p>
      <text:p text:style-name="OrgSubtitl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WSETA</dc:creator>
    <meta:initial-creator>HWSETA</meta:initial-creator>
    <dc:date>2020-11-25T12:56:26</dc:date>
    <meta:creation-date>2020-11-25T12:56:26</meta:creation-date>
    <meta:generator>Emacs 28.0.50 (Org mode 9.4)</meta:generator>
    <meta:keyword/>
    <dc:subject/>
    <dc:title>HWSETA Development Test</dc:title>
  </office:meta>
</office:document-meta>
</file>